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0.997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1" style:family="table-cell" style:parent-style-name="Default" style:data-style-name="N117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4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48/54" office:value-type="float" office:value="0.888888888888889" calcext:value-type="float">
            <text:p><text:s/>8/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PS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0/3"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8.66666666666666" calcext:value-type="float">
            <text:p>8.66666666666666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0" calcext:value-type="float">
            <text:p>0</text:p>
          </table:table-cell>
          <table:table-cell table:style-name="ce8" table:formula="of:=SUMPRODUCT([.L$2:.L$20];[.$T$2:.$T$20])" office:value-type="float" office:value="-32.6666666666667" calcext:value-type="float">
            <text:p>-32.6666666666667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316" calcext:value-type="float">
            <text:p>316</text:p>
          </table:table-cell>
          <table:table-cell table:style-name="ce8" table:formula="of:=SUMPRODUCT([.P$2:.P$20];[.$T$2:.$T$20])" office:value-type="float" office:value="1.55555555555556" calcext:value-type="float">
            <text:p>1.55555555555556</text:p>
          </table:table-cell>
          <table:table-cell table:style-name="ce8" table:formula="of:=SUMPRODUCT([.Q$2:.Q$20];[.$T$2:.$T$20])" office:value-type="float" office:value="24" calcext:value-type="float">
            <text:p>24</text:p>
          </table:table-cell>
          <table:table-cell table:style-name="ce8" table:formula="of:=SUMPRODUCT([.R$2:.R$20];[.$T$2:.$T$20])" office:value-type="float" office:value="43680" calcext:value-type="float">
            <text:p>43680</text:p>
          </table:table-cell>
          <table:table-cell table:style-name="ce8" table:formula="of:=SUMPRODUCT([.S$2:.S$20];ROUNDUP([.$T$2:.$T$20]))" office:value-type="float" office:value="106" calcext:value-type="float">
            <text:p>106</text:p>
          </table:table-cell>
          <table:table-cell table:style-name="ce7" table:number-columns-repeated="16365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PS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192" calcext:value-type="float">
            <text:p>192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9533.33333333334" calcext:value-type="float">
            <text:p>9533.33333333334</text:p>
          </table:table-cell>
          <table:table-cell table:style-name="ce8" table:formula="of:=SUMPRODUCT([.S$2:.S$20];ROUNDUP([.$T$2:.$T$20]))" office:value-type="float" office:value="444" calcext:value-type="float">
            <text:p>444</text:p>
          </table:table-cell>
          <table:table-cell table:style-name="ce7" table:number-columns-repeated="16365"/>
        </table:table-row>
      </table:table>
      <table:table table:name="curren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 1/2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 1/2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PS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162" calcext:value-type="float">
            <text:p>-162</text:p>
          </table:table-cell>
          <table:table-cell table:style-name="ce8" table:formula="of:=SUMPRODUCT([.C$2:.C$20];[.$T$2:.$T$20])" office:value-type="float" office:value="-3" calcext:value-type="float">
            <text:p>-3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216" calcext:value-type="float">
            <text:p>216</text:p>
          </table:table-cell>
          <table:table-cell table:style-name="ce8" table:formula="of:=SUMPRODUCT([.I$2:.I$20];[.$T$2:.$T$20])" office:value-type="float" office:value="18" calcext:value-type="float">
            <text:p>18</text:p>
          </table:table-cell>
          <table:table-cell table:style-name="ce8" table:formula="of:=SUMPRODUCT([.J$2:.J$20];[.$T$2:.$T$20])" office:value-type="float" office:value="-9" calcext:value-type="float">
            <text:p>-9</text:p>
          </table:table-cell>
          <table:table-cell table:style-name="ce8" table:formula="of:=SUMPRODUCT([.K$2:.K$20];[.$T$2:.$T$20])" office:value-type="float" office:value="-30" calcext:value-type="float">
            <text:p>-30</text:p>
          </table:table-cell>
          <table:table-cell table:style-name="ce8" table:formula="of:=SUMPRODUCT([.L$2:.L$20];[.$T$2:.$T$20])" office:value-type="float" office:value="138" calcext:value-type="float">
            <text:p>138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144" calcext:value-type="float">
            <text:p>144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8560" calcext:value-type="float">
            <text:p>8560</text:p>
          </table:table-cell>
          <table:table-cell table:style-name="ce8" table:formula="of:=SUMPRODUCT([.S$2:.S$20];ROUNDUP([.$T$2:.$T$20]))" office:value-type="float" office:value="234" calcext:value-type="float">
            <text:p>234</text:p>
          </table:table-cell>
          <table:table-cell table:style-name="ce7"/>
        </table:table-row>
      </table:table>
      <table:table table:name="nex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PS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0" calcext:value-type="float">
            <text:p>0</text:p>
          </table:table-cell>
          <table:table-cell table:style-name="ce8" table:formula="of:=SUMPRODUCT([.D$2:.D$20];[.$T$2:.$T$20])" office:value-type="float" office:value="-6" calcext:value-type="float">
            <text:p>-6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264" calcext:value-type="float">
            <text:p>264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6" calcext:value-type="float">
            <text:p>6</text:p>
          </table:table-cell>
          <table:table-cell table:style-name="ce8" table:formula="of:=SUMPRODUCT([.K$2:.K$20];[.$T$2:.$T$20])" office:value-type="float" office:value="12" calcext:value-type="float">
            <text:p>12</text:p>
          </table:table-cell>
          <table:table-cell table:style-name="ce8" table:formula="of:=SUMPRODUCT([.L$2:.L$20];[.$T$2:.$T$20])" office:value-type="float" office:value="135" calcext:value-type="float">
            <text:p>135</text:p>
          </table:table-cell>
          <table:table-cell table:style-name="ce8" table:formula="of:=SUMPRODUCT([.M$2:.M$20];[.$T$2:.$T$20])" office:value-type="float" office:value="27" calcext:value-type="float">
            <text:p>27</text:p>
          </table:table-cell>
          <table:table-cell table:style-name="ce8" table:formula="of:=SUMPRODUCT([.N$2:.N$20];[.$T$2:.$T$20])" office:value-type="float" office:value="36" calcext:value-type="float">
            <text:p>36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16" calcext:value-type="float">
            <text:p>216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7500" calcext:value-type="float">
            <text:p>7500</text:p>
          </table:table-cell>
          <table:table-cell table:style-name="ce8" table:formula="of:=SUMPRODUCT([.S$2:.S$20];ROUNDUP([.$T$2:.$T$20]))" office:value-type="float" office:value="314" calcext:value-type="float">
            <text:p>314</text:p>
          </table:table-cell>
          <table:table-cell table:style-name="ce7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10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PS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style-name="ce11"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0" calcext:value-type="float">
            <text:p>0</text:p>
          </table:table-cell>
          <table:table-cell table:style-name="ce8" table:formula="of:=SUMPRODUCT([.C$2:.C$20];[.$T$2:.$T$20])" office:value-type="float" office:value="-0.45" calcext:value-type="float">
            <text:p>-0.45</text:p>
          </table:table-cell>
          <table:table-cell table:style-name="ce8" table:formula="of:=SUMPRODUCT([.D$2:.D$20];[.$T$2:.$T$20])" office:value-type="float" office:value="0.600000000000001" calcext:value-type="float">
            <text:p>0.600000000000001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-96" calcext:value-type="float">
            <text:p>-96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-3" calcext:value-type="float">
            <text:p>-3</text:p>
          </table:table-cell>
          <table:table-cell table:style-name="ce8" table:formula="of:=SUMPRODUCT([.L$2:.L$20];[.$T$2:.$T$20])" office:value-type="float" office:value="96.15" calcext:value-type="float">
            <text:p>96.15</text:p>
          </table:table-cell>
          <table:table-cell table:style-name="ce8" table:formula="of:=SUMPRODUCT([.M$2:.M$20];[.$T$2:.$T$20])" office:value-type="float" office:value="10.35" calcext:value-type="float">
            <text:p>10.35</text:p>
          </table:table-cell>
          <table:table-cell table:style-name="ce8" table:formula="of:=SUMPRODUCT([.N$2:.N$20];[.$T$2:.$T$20])" office:value-type="float" office:value="13.8" calcext:value-type="float">
            <text:p>13.8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90" calcext:value-type="float">
            <text:p>90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5137.66666666667" calcext:value-type="float">
            <text:p>5137.66666666667</text:p>
          </table:table-cell>
          <table:table-cell table:style-name="ce8" table:formula="of:=SUMPRODUCT([.S$2:.S$20];ROUNDUP([.$T$2:.$T$20]))" office:value-type="float" office:value="172" calcext:value-type="float">
            <text:p>172</text:p>
          </table:table-cell>
          <table:table-cell table:style-name="ce1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20:50:39.5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1DT9H38M59S</meta:editing-duration>
    <meta:editing-cycles>8</meta:editing-cycles>
    <meta:generator>LibreOffice/24.2.3.2$Windows_X86_64 LibreOffice_project/433d9c2ded56988e8a90e6b2e771ee4e6a5ab2ba</meta:generator>
    <dc:date>2024-07-16T02:25:17.302000000</dc:date>
    <meta:document-statistic meta:table-count="5" meta:cell-count="755" meta:object-count="0"/>
  </office:meta>
</office:document-meta>
</file>